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08a" officeooo:paragraph-rsid="0010c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viool – viool</text:p>
      <text:p text:style-name="Standard"/>
      <text:p text:style-name="Standard">Назвать альт просто большой скрипкой, настроенной на квинту ниже - нельзя. Если скрипач всегда мечтает о хорошей скрипке и ищет ее, то альт сам ищет музыканта, который сможет достать из инструмента его  неповторимо глубокий звук. Если у тебя длинные и сильные пальцы и непреодолимое желание покорить бархатный тембр альта - мои уроки для тебя.</text:p>
      <text:p text:style-name="Standard"/>
      <text:p text:style-name="Standard">Een altviool  gewoon een grote viool noemen die een kwint lager gestemd is - dat kan niet. </text:p>
      <text:p text:style-name="Standard">Zoals een violist altijd droomt van een goede viool en ernaar zoekt, zo zoekt een altviool naar een musicus die in staat is er diepe klanken uit te halen. </text:p>
      <text:p text:style-name="Standard">Als je niet klein gebouwd bent en je verlangt ernaar een fluwelen timbre uit de altviool te halen, dan heb ik de goede lessen voor jou.</text:p>
      <text:p text:style-name="P1"/>
      <text:p text:style-name="P1"/>
      <text:p text:style-name="P1"/>
      <text:p text:style-name="P1">Algemeen (russisch nederlands hebben jullie al):</text:p>
      <text:p text:style-name="P1">Будем знакомы - перед вами преподаватель по классу скрипки и альта, получивший образование в России.</text:p>
      <text:p text:style-name="Standard">Уроки преподаются по классической русской методике и с большим вниманием к индивидуальным особенностям учеников.</text:p>
      <text:p text:style-name="Standard">У меня богатый опыт работы по специальности, который позволяет выстраивать совместно с учениками индивидуальную программу уроков, с учётом всех творческих пожеланий.</text:p>
      <text:p text:style-name="Standard">Преподавание ведётся в домашней обстановке. Ученики имеют возможность исполнять произведения в сопровождении фортепиано и, при желании, получить комбинированный урок игры на скрипке и фортепиано.</text:p>
      <text:p text:style-name="Standard">Для получения оптимального результата, желательны регулярные уроки не реже 1 раза в неделю, продолжительностью не менее 30 минут.</text:p>
      <text:p text:style-name="Standard">Естественно, первый пробный урок - бесплатный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uter </meta:initial-creator>
    <meta:creation-date>2016-03-24T10:33:54.056733057</meta:creation-date>
    <dc:date>2016-03-24T10:37:05.348045046</dc:date>
    <dc:creator>wouter </dc:creator>
    <meta:editing-duration>P0D</meta:editing-duration>
    <meta:editing-cycles>1</meta:editing-cycles>
    <meta:document-statistic meta:table-count="0" meta:image-count="0" meta:object-count="0" meta:page-count="1" meta:paragraph-count="12" meta:word-count="232" meta:character-count="1535" meta:non-whitespace-character-count="1310"/>
    <meta:generator>LibreOffice/4.2.8.2$Linux_X86_64 LibreOffice_project/420m0$Build-2</meta:generator>
  </office:meta>
</office:document-meta>
</file>